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style:font-weight-asian="normal" style:font-weight-complex="normal"/>
    </style:style>
    <style:style style:name="T8" style:family="text">
      <style:text-properties fo:language="en" fo:country="none"/>
    </style:style>
    <style:style style:name="T9" style:family="text">
      <style:text-properties fo:language="en" fo:country="none" style:text-underline-style="none"/>
    </style:style>
    <style:style style:name="T10" style:family="text">
      <style:text-properties fo:language="en" fo:country="none" style:text-underline-style="none" fo:font-weight="bold"/>
    </style:style>
    <style:style style:name="T11" style:family="text">
      <style:text-properties fo:language="en" fo:country="none" style:text-underline-style="none" fo:font-weight="bold" style:font-weight-asian="normal" style:font-weight-complex="normal"/>
    </style:style>
    <style:style style:name="T12" style:family="text">
      <style:text-properties fo:language="en" fo:country="none" style:text-underline-style="none" style:font-weight-asian="normal" style:font-weight-complex="normal"/>
    </style:style>
    <style:style style:name="T13" style:family="text">
      <style:text-properties fo:language="en" fo:country="none" style:text-underline-style="none" fo:font-weight="normal" style:font-weight-asian="normal" style:font-weight-complex="normal"/>
    </style:style>
    <style:style style:name="T14" style:family="text">
      <style:text-properties fo:language="en" fo:country="none" style:font-weight-asian="normal" style:font-weight-complex="normal"/>
    </style:style>
    <style:style style:name="T15" style:family="text">
      <style:text-properties fo:language="en" fo:country="none" style:text-underline-style="solid" style:text-underline-width="auto" style:text-underline-color="font-color" fo:font-weight="bold" style:font-weight-asian="normal" style:font-weight-complex="normal"/>
    </style:style>
    <style:style style:name="T16" style:family="text">
      <style:text-properties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onnées semi-structurés</text:span><text:span text:style-name="T4"> :</text:span> forme de données structurées mais non conforme à un modèle structurel formel, possédant des balises ou marqueur pour séparer les éléments, renforcer la hiérarchie des données.</text:p>
      <text:p text:style-name="Standard"/>
      <text:p text:style-name="P1">Structure logique (d'une interface ) :<text:span text:style-name="T6"> C'est la façon dont est dont celle-ci à été composé. Repérer les éléments et comprendre la relation qu'ils ont entre eux</text:span></text:p>
      <text:p text:style-name="P2"/>
      <text:p text:style-name="P1">Utilisabilité :<text:span text:style-name="T6"> adéquation du système aux capacités de l'utilisateur </text:span></text:p>
      <text:p text:style-name="P2"/>
      <text:p text:style-name="P1">Transformation endogène :<text:span text:style-name="T6"> Transformation entre modèle exprimer dans le même langage</text:span></text:p>
      <text:p text:style-name="P1">Transformation exogène :<text:span text:style-name="T6"> Transformation de modèle utilisant différent langage</text:span></text:p>
      <text:p text:style-name="P2"/>
      <text:p text:style-name="P2"/>
      <text:p text:style-name="P1">Document Object Modeling (DOM):<text:span text:style-name="T6"> Interface de programmation indépendante de tous langage qui autorise un script ou un programme d’accéder dynamiquement et de mettre à jours le contenu, la structure et le style d'une document. [</text:span><text:a xlink:type="simple" xlink:href="http://www.w3.org/TR/2004/REC-DOM-Level-3-Core-20040407/"><text:span text:style-name="T2">source</text:span></text:a><text:span text:style-name="T6">]</text:span></text:p>
      <text:p text:style-name="P1"><text:span text:style-name="T6"/></text:p>
      <text:p text:style-name="Standard"><text:span text:style-name="T15">Document Type Definition</text:span><text:span text:style-name="T2"> </text:span><text:span text:style-name="T1">(DTD)</text:span><text:span text:style-name="T2"> </text:span><text:span text:style-name="T6">: Définition de Type de Document est un document permettant de décrire un modèle de document XML. Une DTD décrit les documents à deux niveaux : la structure logique, que l'on peut assimiler à la syntaxe abstraite, et la structure physique, que l'on peut assimiler à la syntaxe concrète. [</text:span><text:a xlink:type="simple" xlink:href="http://fr.wikipedia.org/wiki/Document_Type_Definition"><text:span text:style-name="T2">source</text:span></text:a><text:span text:style-name="T6">]</text:span></text:p>
      <text:p text:style-name="Standard"><text:span text:style-name="T6"/></text:p>
      <text:p text:style-name="Standard"><text:span text:style-name="T16">XML Metadata Interchange</text:span><text:span text:style-name="T1"> (XMI) </text:span><text:span text:style-name="T4">: </text:span><text:span text:style-name="T13">XML Metadata Interchange</text:span><text:span text:style-name="T3"> (XMI) est un standard pour l'échange d'informations de métadonnées UML basé sur XML. </text:span>XMI est un standard créé par l'OMG.</text:p>
      <text:p text:style-name="Standard"/>
      <text:p text:style-name="Standard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1-27T13:54:13</meta:creation-date>
    <meta:generator>LibreOffice/3.5$Linux_x86 LibreOffice_project/350m1$Build-2</meta:generator>
    <dc:date>2014-02-03T12:38:53</dc:date>
    <dc:creator>Asus </dc:creator>
    <meta:editing-duration>PT8H47M33S</meta:editing-duration>
    <meta:editing-cycles>23</meta:editing-cycles>
    <meta:document-statistic meta:table-count="0" meta:image-count="0" meta:object-count="0" meta:page-count="1" meta:paragraph-count="8" meta:word-count="202" meta:character-count="1326" meta:non-whitespace-character-count="1131"/>
  </office:meta>
</office:document-meta>
</file>